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.201cm" fo:margin-bottom="0.201cm" loext:contextual-spacing="false"/>
      <style:text-properties fo:font-size="14pt" fo:font-style="italic" officeooo:rsid="000662b9" officeooo:paragraph-rsid="000662b9" style:font-size-asian="14pt" style:font-style-asian="italic" style:font-size-complex="14pt" style:font-style-complex="italic"/>
    </style:style>
    <style:style style:name="P2" style:family="paragraph" style:parent-style-name="Standard">
      <style:paragraph-properties fo:margin-top="0.201cm" fo:margin-bottom="0.201cm" loext:contextual-spacing="false"/>
      <style:text-properties fo:font-size="14pt" fo:font-style="italic" officeooo:rsid="0021b5e0" officeooo:paragraph-rsid="0021b5e0" style:font-size-asian="14pt" style:font-style-asian="italic" style:font-size-complex="14pt" style:font-style-complex="italic"/>
    </style:style>
    <style:style style:name="P3" style:family="paragraph" style:parent-style-name="Standard">
      <style:paragraph-properties fo:margin-top="0.201cm" fo:margin-bottom="0.201cm" loext:contextual-spacing="false"/>
      <style:text-properties fo:font-size="14pt" fo:font-style="italic" fo:font-weight="bold" officeooo:rsid="0007e232" officeooo:paragraph-rsid="0007e232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paragraph-properties fo:margin-top="0.201cm" fo:margin-bottom="0.201cm" loext:contextual-spacing="false"/>
      <style:text-properties fo:font-size="14pt" fo:font-style="italic" fo:font-weight="bold" officeooo:rsid="000b97ff" officeooo:paragraph-rsid="000b97ff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paragraph-properties fo:margin-top="0.201cm" fo:margin-bottom="0.201cm" loext:contextual-spacing="false"/>
      <style:text-properties fo:font-size="14pt" fo:font-style="italic" fo:font-weight="bold" officeooo:rsid="001125a4" officeooo:paragraph-rsid="001125a4" style:font-size-asian="14pt" style:font-style-asian="italic" style:font-weight-asian="bold" style:font-size-complex="14pt" style:font-style-complex="italic" style:font-weight-complex="bold"/>
    </style:style>
    <style:style style:name="P6" style:family="paragraph" style:parent-style-name="Standard">
      <style:paragraph-properties fo:margin-top="0.201cm" fo:margin-bottom="0.201cm" loext:contextual-spacing="false"/>
      <style:text-properties fo:font-size="14pt" fo:font-style="italic" fo:font-weight="bold" officeooo:rsid="00116965" officeooo:paragraph-rsid="00116965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Standard">
      <style:paragraph-properties fo:margin-top="0.201cm" fo:margin-bottom="0.201cm" loext:contextual-spacing="false"/>
      <style:text-properties fo:font-size="14pt" fo:font-style="italic" fo:font-weight="bold" officeooo:rsid="00184be3" officeooo:paragraph-rsid="00184be3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paragraph-properties fo:margin-top="0.201cm" fo:margin-bottom="0.201cm" loext:contextual-spacing="false"/>
      <style:text-properties fo:font-size="14pt" fo:font-style="italic" fo:font-weight="bold" officeooo:rsid="00077f77" officeooo:paragraph-rsid="00296b58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Standard">
      <style:paragraph-properties fo:margin-top="0.201cm" fo:margin-bottom="0.201cm" loext:contextual-spacing="false"/>
      <style:text-properties fo:font-size="14pt" fo:font-style="italic" fo:font-weight="bold" officeooo:rsid="0014435f" officeooo:paragraph-rsid="002ee01a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Standard">
      <style:paragraph-properties fo:margin-top="0.201cm" fo:margin-bottom="0.201cm" loext:contextual-spacing="false"/>
      <style:text-properties fo:font-size="14pt" fo:font-style="italic" fo:font-weight="normal" officeooo:rsid="0007e232" officeooo:paragraph-rsid="0007e232" style:font-size-asian="14pt" style:font-style-asian="italic" style:font-weight-asian="normal" style:font-size-complex="14pt" style:font-style-complex="italic" style:font-weight-complex="normal"/>
    </style:style>
    <style:style style:name="P11" style:family="paragraph" style:parent-style-name="Standard">
      <style:paragraph-properties fo:margin-top="0.201cm" fo:margin-bottom="0.201cm" loext:contextual-spacing="false"/>
      <style:text-properties fo:font-size="14pt" fo:font-style="italic" fo:font-weight="normal" officeooo:rsid="000b97ff" officeooo:paragraph-rsid="000b97ff" style:font-size-asian="14pt" style:font-style-asian="italic" style:font-weight-asian="normal" style:font-size-complex="14pt" style:font-style-complex="italic" style:font-weight-complex="normal"/>
    </style:style>
    <style:style style:name="P12" style:family="paragraph" style:parent-style-name="Standard">
      <style:paragraph-properties fo:margin-top="0.201cm" fo:margin-bottom="0.201cm" loext:contextual-spacing="false"/>
      <style:text-properties fo:font-size="14pt" fo:font-style="italic" fo:font-weight="normal" officeooo:rsid="001125a4" officeooo:paragraph-rsid="001125a4" style:font-size-asian="14pt" style:font-style-asian="italic" style:font-weight-asian="normal" style:font-size-complex="14pt" style:font-style-complex="italic" style:font-weight-complex="normal"/>
    </style:style>
    <style:style style:name="P13" style:family="paragraph" style:parent-style-name="Standard">
      <style:paragraph-properties fo:margin-top="0.201cm" fo:margin-bottom="0.201cm" loext:contextual-spacing="false"/>
      <style:text-properties fo:font-size="14pt" fo:font-style="italic" fo:font-weight="normal" officeooo:rsid="0014435f" officeooo:paragraph-rsid="0014435f" style:font-size-asian="14pt" style:font-style-asian="italic" style:font-weight-asian="normal" style:font-size-complex="14pt" style:font-style-complex="italic" style:font-weight-complex="normal"/>
    </style:style>
    <style:style style:name="P14" style:family="paragraph" style:parent-style-name="Standard">
      <style:paragraph-properties fo:margin-top="0.201cm" fo:margin-bottom="0.201cm" loext:contextual-spacing="false"/>
      <style:text-properties fo:font-size="14pt" fo:font-style="italic" fo:font-weight="normal" officeooo:rsid="001d2510" officeooo:paragraph-rsid="001d2510" style:font-size-asian="14pt" style:font-style-asian="italic" style:font-weight-asian="normal" style:font-size-complex="14pt" style:font-style-complex="italic" style:font-weight-complex="normal"/>
    </style:style>
    <style:style style:name="P15" style:family="paragraph" style:parent-style-name="Standard">
      <style:paragraph-properties fo:margin-top="0.201cm" fo:margin-bottom="0.201cm" loext:contextual-spacing="false"/>
      <style:text-properties fo:font-size="14pt" fo:font-style="normal" fo:font-weight="bold" officeooo:rsid="0007e232" officeooo:paragraph-rsid="0007e232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paragraph-properties fo:margin-top="0.201cm" fo:margin-bottom="0.201cm" loext:contextual-spacing="false"/>
      <style:text-properties fo:font-size="14pt" fo:font-style="normal" fo:font-weight="bold" officeooo:rsid="0012206d" officeooo:paragraph-rsid="0012206d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paragraph-properties fo:margin-top="0.201cm" fo:margin-bottom="0.201cm" loext:contextual-spacing="false"/>
      <style:text-properties fo:font-size="14pt" fo:font-style="normal" fo:font-weight="bold" officeooo:rsid="001ee1a2" officeooo:paragraph-rsid="001ee1a2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paragraph-properties fo:margin-top="0.201cm" fo:margin-bottom="0.201cm" loext:contextual-spacing="false"/>
      <style:text-properties fo:font-size="14pt" fo:font-style="normal" fo:font-weight="bold" officeooo:rsid="00128708" officeooo:paragraph-rsid="002ee01a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margin-top="0.201cm" fo:margin-bottom="0.201cm" loext:contextual-spacing="false"/>
      <style:text-properties fo:font-size="14pt" fo:font-style="normal" fo:font-weight="normal" officeooo:rsid="001125a4" officeooo:paragraph-rsid="001125a4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margin-top="0.201cm" fo:margin-bottom="0.201cm" loext:contextual-spacing="false"/>
      <style:text-properties fo:font-size="14pt" fo:font-style="normal" fo:font-weight="normal" officeooo:rsid="001ee1a2" officeooo:paragraph-rsid="001ee1a2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margin-top="0.201cm" fo:margin-bottom="0.201cm" loext:contextual-spacing="false"/>
      <style:text-properties style:font-name="Cambria" fo:font-size="16pt" fo:font-style="normal" fo:font-weight="bold" officeooo:rsid="0031f53f" officeooo:paragraph-rsid="0031f53f" style:font-size-asian="16pt" style:font-style-asian="normal" style:font-weight-asian="bold" style:font-size-complex="16pt" style:font-style-complex="normal" style:font-weight-complex="bold"/>
    </style:style>
    <style:style style:name="P22" style:family="paragraph" style:parent-style-name="Standard">
      <style:paragraph-properties fo:margin-top="0.201cm" fo:margin-bottom="0.201cm" loext:contextual-spacing="false"/>
      <style:text-properties fo:font-size="14pt" fo:font-style="italic" officeooo:rsid="000662b9" officeooo:paragraph-rsid="003b2b29" style:font-size-asian="14pt" style:font-style-asian="italic" style:font-size-complex="14pt" style:font-style-complex="italic"/>
    </style:style>
    <style:style style:name="P23" style:family="paragraph" style:parent-style-name="Standard">
      <style:paragraph-properties fo:margin-top="0.201cm" fo:margin-bottom="0.201cm" loext:contextual-spacing="false"/>
      <style:text-properties fo:font-size="14pt" fo:font-style="italic" fo:font-weight="normal" officeooo:rsid="0007e232" officeooo:paragraph-rsid="003b2b29" style:font-size-asian="14pt" style:font-style-asian="italic" style:font-weight-asian="normal" style:font-size-complex="14pt" style:font-style-complex="italic" style:font-weight-complex="normal"/>
    </style:style>
    <style:style style:name="P24" style:family="paragraph" style:parent-style-name="Standard">
      <style:paragraph-properties fo:margin-top="0.201cm" fo:margin-bottom="0.201cm" loext:contextual-spacing="false"/>
      <style:text-properties fo:font-size="14pt" fo:font-style="italic" fo:font-weight="bold" officeooo:rsid="000ca242" officeooo:paragraph-rsid="003c1c42" style:font-size-asian="14pt" style:font-style-asian="italic" style:font-weight-asian="bold" style:font-size-complex="14pt" style:font-style-complex="italic" style:font-weight-complex="bold"/>
    </style:style>
    <style:style style:name="P25" style:family="paragraph" style:parent-style-name="Standard">
      <style:paragraph-properties fo:margin-top="0.201cm" fo:margin-bottom="0.201cm" loext:contextual-spacing="false"/>
      <style:text-properties fo:font-size="14pt" fo:font-style="italic" fo:font-weight="bold" officeooo:rsid="001787f6" officeooo:paragraph-rsid="003e95fb" style:font-size-asian="14pt" style:font-style-asian="italic" style:font-weight-asian="bold" style:font-size-complex="14pt" style:font-style-complex="italic" style:font-weight-complex="bold"/>
    </style:style>
    <style:style style:name="P26" style:family="paragraph" style:parent-style-name="Standard">
      <style:paragraph-properties fo:margin-top="0.201cm" fo:margin-bottom="0.201cm" loext:contextual-spacing="false"/>
      <style:text-properties fo:font-size="14pt" fo:font-style="normal" fo:font-weight="bold" officeooo:rsid="0008fca5" officeooo:paragraph-rsid="003c1c42" style:font-size-asian="14pt" style:font-style-asian="normal" style:font-weight-asian="bold" style:font-size-complex="14pt" style:font-style-complex="normal" style:font-weight-complex="bold"/>
    </style:style>
    <style:style style:name="P27" style:family="paragraph" style:parent-style-name="Standard">
      <style:paragraph-properties fo:margin-top="0.201cm" fo:margin-bottom="0.201cm" loext:contextual-spacing="false"/>
      <style:text-properties fo:font-size="14pt" fo:font-style="normal" fo:font-weight="bold" officeooo:rsid="0009b560" officeooo:paragraph-rsid="003c1c42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paragraph-properties fo:margin-top="0.201cm" fo:margin-bottom="0.201cm" loext:contextual-spacing="false"/>
      <style:text-properties fo:font-size="14pt" fo:font-style="normal" fo:font-weight="bold" officeooo:rsid="0012206d" officeooo:paragraph-rsid="003d633c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125a4" style:font-style-asian="normal" style:font-style-complex="normal"/>
    </style:style>
    <style:style style:name="T3" style:family="text">
      <style:text-properties fo:font-style="normal" officeooo:rsid="001672e8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077f77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07e232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0ca242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0d4449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116965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1672e8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184be3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a1708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a30b2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1b593a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21bce7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28373e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296b58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2b5274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2cf07c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2ee01a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3a4207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3b2b29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3c1c42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3d633c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3e95fb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3e99dd" style:font-style-asian="normal" style:font-weight-asian="normal" style:font-style-complex="normal" style:font-weight-complex="normal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08fca5" style:font-weight-asian="normal" style:font-weight-complex="normal"/>
    </style:style>
    <style:style style:name="T30" style:family="text">
      <style:text-properties fo:font-weight="normal" officeooo:rsid="0009b560" style:font-weight-asian="normal" style:font-weight-complex="normal"/>
    </style:style>
    <style:style style:name="T31" style:family="text">
      <style:text-properties fo:font-weight="normal" officeooo:rsid="000b97ff" style:font-weight-asian="normal" style:font-weight-complex="normal"/>
    </style:style>
    <style:style style:name="T32" style:family="text">
      <style:text-properties fo:font-weight="normal" officeooo:rsid="001219de" style:font-weight-asian="normal" style:font-weight-complex="normal"/>
    </style:style>
    <style:style style:name="T33" style:family="text">
      <style:text-properties fo:font-weight="normal" officeooo:rsid="00127bd5" style:font-weight-asian="normal" style:font-weight-complex="normal"/>
    </style:style>
    <style:style style:name="T34" style:family="text">
      <style:text-properties fo:font-weight="normal" officeooo:rsid="00128708" style:font-weight-asian="normal" style:font-weight-complex="normal"/>
    </style:style>
    <style:style style:name="T35" style:family="text">
      <style:text-properties fo:font-weight="normal" officeooo:rsid="0012b079" style:font-weight-asian="normal" style:font-weight-complex="normal"/>
    </style:style>
    <style:style style:name="T36" style:family="text">
      <style:text-properties fo:font-weight="normal" officeooo:rsid="000f0b85" style:font-weight-asian="normal" style:font-weight-complex="normal"/>
    </style:style>
    <style:style style:name="T37" style:family="text">
      <style:text-properties fo:font-weight="normal" officeooo:rsid="000f74f1" style:font-weight-asian="normal" style:font-weight-complex="normal"/>
    </style:style>
    <style:style style:name="T38" style:family="text">
      <style:text-properties fo:font-weight="normal" officeooo:rsid="001b593a" style:font-weight-asian="normal" style:font-weight-complex="normal"/>
    </style:style>
    <style:style style:name="T39" style:family="text">
      <style:text-properties fo:font-weight="normal" officeooo:rsid="0021bce7" style:font-weight-asian="normal" style:font-weight-complex="normal"/>
    </style:style>
    <style:style style:name="T40" style:family="text">
      <style:text-properties fo:font-weight="normal" officeooo:rsid="00220c19" style:font-weight-asian="normal" style:font-weight-complex="normal"/>
    </style:style>
    <style:style style:name="T41" style:family="text">
      <style:text-properties fo:font-weight="normal" officeooo:rsid="0023bc0a" style:font-weight-asian="normal" style:font-weight-complex="normal"/>
    </style:style>
    <style:style style:name="T42" style:family="text">
      <style:text-properties fo:font-weight="normal" officeooo:rsid="00245856" style:font-weight-asian="normal" style:font-weight-complex="normal"/>
    </style:style>
    <style:style style:name="T43" style:family="text">
      <style:text-properties fo:font-weight="normal" officeooo:rsid="0026dd79" style:font-weight-asian="normal" style:font-weight-complex="normal"/>
    </style:style>
    <style:style style:name="T44" style:family="text">
      <style:text-properties fo:font-weight="normal" officeooo:rsid="002b1375" style:font-weight-asian="normal" style:font-weight-complex="normal"/>
    </style:style>
    <style:style style:name="T45" style:family="text">
      <style:text-properties fo:font-weight="normal" officeooo:rsid="002b5274" style:font-weight-asian="normal" style:font-weight-complex="normal"/>
    </style:style>
    <style:style style:name="T46" style:family="text">
      <style:text-properties fo:font-weight="normal" officeooo:rsid="002cf07c" style:font-weight-asian="normal" style:font-weight-complex="normal"/>
    </style:style>
    <style:style style:name="T47" style:family="text">
      <style:text-properties fo:font-weight="normal" officeooo:rsid="0031f53f" style:font-weight-asian="normal" style:font-weight-complex="normal"/>
    </style:style>
    <style:style style:name="T48" style:family="text">
      <style:text-properties fo:font-weight="normal" officeooo:rsid="0036cd50" style:font-weight-asian="normal" style:font-weight-complex="normal"/>
    </style:style>
    <style:style style:name="T49" style:family="text">
      <style:text-properties fo:font-weight="normal" officeooo:rsid="00380a5e" style:font-weight-asian="normal" style:font-weight-complex="normal"/>
    </style:style>
    <style:style style:name="T50" style:family="text">
      <style:text-properties fo:font-weight="normal" officeooo:rsid="003b2b29" style:font-weight-asian="normal" style:font-weight-complex="normal"/>
    </style:style>
    <style:style style:name="T51" style:family="text">
      <style:text-properties fo:font-weight="normal" officeooo:rsid="003c1c42" style:font-weight-asian="normal" style:font-weight-complex="normal"/>
    </style:style>
    <style:style style:name="T52" style:family="text">
      <style:text-properties fo:font-weight="normal" officeooo:rsid="003d633c" style:font-weight-asian="normal" style:font-weight-complex="normal"/>
    </style:style>
    <style:style style:name="T53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6" style:family="text">
      <style:text-properties fo:font-style="italic" fo:font-weight="normal" officeooo:rsid="0008fca5" style:font-style-asian="italic" style:font-weight-asian="normal" style:font-style-complex="italic" style:font-weight-complex="normal"/>
    </style:style>
    <style:style style:name="T57" style:family="text">
      <style:text-properties fo:font-style="italic" fo:font-weight="normal" officeooo:rsid="000b97ff" style:font-style-asian="italic" style:font-weight-asian="normal" style:font-style-complex="italic" style:font-weight-complex="normal"/>
    </style:style>
    <style:style style:name="T58" style:family="text">
      <style:text-properties fo:font-style="italic" fo:font-weight="normal" officeooo:rsid="0014435f" style:font-style-asian="italic" style:font-weight-asian="normal" style:font-style-complex="italic" style:font-weight-complex="normal"/>
    </style:style>
    <style:style style:name="T59" style:family="text">
      <style:text-properties fo:font-style="italic" fo:font-weight="normal" officeooo:rsid="001ee1a2" style:font-style-asian="italic" style:font-weight-asian="normal" style:font-style-complex="italic" style:font-weight-complex="normal"/>
    </style:style>
    <style:style style:name="T60" style:family="text">
      <style:text-properties fo:font-style="italic" fo:font-weight="normal" officeooo:rsid="002cf07c" style:font-style-asian="italic" style:font-weight-asian="normal" style:font-style-complex="italic" style:font-weight-complex="normal"/>
    </style:style>
    <style:style style:name="T61" style:family="text">
      <style:text-properties officeooo:rsid="001125a4"/>
    </style:style>
    <style:style style:name="T62" style:family="text">
      <style:text-properties officeooo:rsid="003032be"/>
    </style:style>
    <style:style style:name="T63" style:family="text">
      <style:text-properties officeooo:rsid="000d4449"/>
    </style:style>
    <style:style style:name="T64" style:family="text">
      <style:text-properties officeooo:rsid="003b2b2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6">P</text:span><text:span text:style-name="T28">o rozhovore so štrajkujúcimi učiteľmi sme sa snažili zohnať troch učiteľov/-ky, ktor</text:span><text:span text:style-name="T49">í</text:span><text:span text:style-name="T28">/-é tento školský rok neštrajkovali. Povzbudení ochotou štrajkujúcich učiteľov poskytnúť nám rozhovor sme si mysleli, že z neštrajkujúcich bude jednoduché nájsť aspoň troch, ktorí by sa s nami podelili o svoje názory. </text:span><text:span text:style-name="T39">Prvých pár minút postávania pred zborovňou nás však rýchlo uviedlo do reality. </text:span><text:span text:style-name="T40">Rôzni</text:span><text:span text:style-name="T39"> </text:span><text:span text:style-name="T40">u</text:span><text:span text:style-name="T39">čitelia mali pre svoj odmietavý postoj rôzne dôvody: „Školský časopis? Ó, to ja nikdy nedávam rozhovory </text:span><text:span text:style-name="T16">(ďakujeme).</text:span><text:span text:style-name="T39">“, „ </text:span><text:span text:style-name="T40">Nie, ja n</text:span><text:span text:style-name="T39">echcem, aby moje názory počuli ostatní ľudia.“, „Štrajk? Prosím vás, toto ide úplne mimo mňa, ja sa takýmito myšlienkami vôbec nezaoberám.“, „</text:span><text:span text:style-name="T40">Učím iba prvý rok, takže radšej by som sa k tomu vyjadroval/-a, až keď budem mať dostatok skúseností.“, „</text:span><text:span text:style-name="T47">Ja nie, ale skús sa spýtať niekoho iného.“</text:span><text:span text:style-name="T40"> alebo len prosté „Nie, nechcem.“. Aby sme </text:span><text:span text:style-name="T49">zostali</text:span><text:span text:style-name="T40"> objektívni, musíme podotknúť, že boli aj takí, ktorí by </text:span><text:span text:style-name="T41">poskytnúť rozhovor</text:span><text:span text:style-name="T40"> chceli, ale </text:span><text:span text:style-name="T42">práve boli</text:span><text:span text:style-name="T40"> zavalení povinnosťami, prípadne </text:span><text:span text:style-name="T42">sú</text:span><text:span text:style-name="T40"> vo vedúcej funkcii, teda sa štrajku zúčastňovať nemohli. </text:span><text:span text:style-name="T42">Podotýkam, že sme sa nespýtali všetkých učiteľov/učiteliek. </text:span><text:span text:style-name="T43">Nakoniec s rozhovorom (na prvé opýtanie) súhlasili s. Alžbeta a pani učiteľky Horváthová a Koleková. </text:span></text:p>
      <text:p text:style-name="P21">s. Alžbeta: „Ako učiteľke mi na školskom systéme najviac prekáža školský systém.“<text:line-break/>Koleková: „<text:span text:style-name="T63">Pokiaľ sa nič nezmení na riadení štátu, </text:span>tak my sa môžeme aj na hlavu postaviť.“<text:line-break/>Horváthová: „Sme zameraní na encyklopedické vedomosti, nič sa nedá preberať do hĺbky.“</text:p>
      <text:p text:style-name="P1"><text:span text:style-name="T36">Minulý rok sa štrajku zúčastnili dve z vás, jedna sa ho zúčastniť nemohla, pretože bola na materskej. </text:span><text:span text:style-name="T37">Tento rok sa nezapojila ani jedna.</text:span> Môžete nám povedať prečo?</text:p>
      <text:p text:style-name="P22"><text:span text:style-name="T4">s. Alžbeta</text:span><text:span text:style-name="T5"><text:line-break/>Ja som sa nezúčastnila kvôli tomu, že jednak som nemala dostatok informácii a </text:span><text:span text:style-name="T17">podľa tých</text:span><text:span text:style-name="T53">,</text:span><text:span text:style-name="T5"> ktoré som mal</text:span><text:span text:style-name="T17">a,</text:span><text:span text:style-name="T5"> sa mi zdal</text:span><text:span text:style-name="T17">o</text:span><text:span text:style-name="T5">, že je to </text:span><text:span text:style-name="T22">dosť</text:span><text:span text:style-name="T5"> narýchlo pripravené, narýchlo prišiel mail „zajtra sa už </text:span><text:span text:style-name="T6">pri</text:span><text:span text:style-name="T5">pojte, pretože zajtra začíname“. Takže sa </text:span><text:span text:style-name="T6">mi to </text:span><text:span text:style-name="T5">zdalo</text:span><text:span text:style-name="T6"> tak</text:span><text:span text:style-name="T23">é</text:span><text:span text:style-name="T6"> nepripraven</text:span><text:span text:style-name="T23">é</text:span><text:span text:style-name="T6">. </text:span><text:span text:style-name="T17">N</text:span><text:span text:style-name="T6">a druhej strane, nevidela som </text:span><text:span text:style-name="T23">žiadne</text:span><text:span text:style-name="T6"> jasné vízie </text:span><text:span text:style-name="T23">toho,</text:span><text:span text:style-name="T6"> čo tým chceme dosiahnuť. </text:span><text:span text:style-name="T17">Č</text:span><text:span text:style-name="T6">o sa týka spoločnosti, nebola na to ani pripravená, ani som necítila podporu zvonku. </text:span><text:span text:style-name="T18">V</text:span><text:span text:style-name="T6">šetci to brali </text:span><text:span text:style-name="T18">tak</text:span><text:span text:style-name="T6">, že zase chceme viac peňazí, pričom to nie je jediná vec, ktorú </text:span><text:span text:style-name="T23">chceme</text:span><text:span text:style-name="T6"> </text:span><text:span text:style-name="T23">štrajkom</text:span><text:span text:style-name="T6"> dosiahnuť. </text:span><text:span text:style-name="T18">T</text:span><text:span text:style-name="T6">ým pádom som vnímala </text:span><text:span text:style-name="T23">skôr</text:span><text:span text:style-name="T6"> negatívne nastavenie zo strany iných ľudí. Takže, toto boli moje základné dôvody prečo som sa rozhodla, že nie. </text:span></text:p>
      <text:p text:style-name="P8"><text:span text:style-name="T1">Koleková</text:span><text:span text:style-name="T5"><text:line-break/>Ja mám naozaj pocit, že táto spoločnosť nevníma, čo robia učitelia. </text:span><text:span text:style-name="T22">P</text:span><text:span text:style-name="T5">reto si myslím, že aj rodičia, väčšina rodičov je nastavená proti zvyšovaniu platov v školstve, </text:span><text:span text:style-name="T22">a to</text:span><text:span text:style-name="T5"> </text:span><text:span text:style-name="T22">aj napriek tomu, že</text:span><text:span text:style-name="T5"> to</text:span><text:span text:style-name="T22">to</text:span><text:span text:style-name="T5"> nie je primárne pre štrajk. Ale možno treba takú zmenu celého nastavenia spoločnosti </text:span><text:span text:style-name="T18">a</text:span><text:span text:style-name="T5"> aj myslenia spoločnosti; myslím, že takým</text:span><text:span text:style-name="T23">to</text:span><text:span text:style-name="T5"> násilným nútením vlády k zvýšeniu platov </text:span><text:span text:style-name="T7">to ani nedosiahneme, ani štrajkmi. Pokiaľ nebudú tlačiť rodičia a spoločnosť na ocenenie práce učiteľa, tak my to nevyštrajkujeme.</text:span></text:p>
      <text:p text:style-name="P3"><text:soft-page-break/><text:span text:style-name="T1">Horvát</text:span><text:span text:style-name="T2">h</text:span><text:span text:style-name="T1">ová</text:span><text:span text:style-name="T5"><text:line-break/>Ja som bola minulý rok na materskej dovolenke, takže som nebola pedagogický pracovník. Ale ak by som tu naplno učila, tak by som sa do štrajku určite zapojila.</text:span></text:p>
      <text:p text:style-name="P10">Myslíte si, ak teda vidíte nejaké veľké problémy v školstve, že štrajk je cesta, ako <text:span text:style-name="T64">ich</text:span> zlepšiť?</text:p>
      <text:p text:style-name="P15">s. Alžbeta<text:span text:style-name="T28"><text:line-break/>Tie problémy v školstve? </text:span></text:p>
      <text:p text:style-name="P23">Áno. Alebo poprípade ak nie, tak akým inakším prostriedkom by sa to zmeniť dalo?</text:p>
      <text:p text:style-name="P15">s. Alžbeta<text:span text:style-name="T54"><text:line-break/></text:span><text:span text:style-name="T28">No, môže to byť jeden zo spôsobov, ale musí byť na to pripravená aj spoločnosť </text:span><text:span text:style-name="T50">a</text:span><text:span text:style-name="T28"> aj samotný štrajk musí byť pripravený - </text:span><text:span text:style-name="T50">musíme</text:span><text:span text:style-name="T28"> v</text:span><text:span text:style-name="T50">edieť, </text:span><text:span text:style-name="T28">o čo nám ide, čo chceme dosiahnuť, nie že keď sa dostaneme k nejakej diskusii tak tápeme</text:span><text:span text:style-name="T50"> a</text:span><text:span text:style-name="T28"> </text:span><text:span text:style-name="T29">nevieme, čo vlastne očakávame okrem nejakého zvyšovania plat</text:span><text:span text:style-name="T50">ov</text:span><text:span text:style-name="T29">. A </text:span><text:span text:style-name="T50">je tu</text:span><text:span text:style-name="T29"> také slovíčko </text:span><text:span text:style-name="T56">reforma</text:span><text:span text:style-name="T29">, ktoré je u nás veľmi skloňované. </text:span><text:span text:style-name="T50">T</text:span><text:span text:style-name="T29">ak áno, zišla by sa, ale mala by byť dopredu pripravená, dlhodobo vyskúšaná, až potom aplikovaná na podmienky, v ktorých fungujeme. </text:span><text:span text:style-name="T50">N</text:span><text:span text:style-name="T29">ielen „rýchlo poďme niečo urobiť, poďme niečo zmeniť“, </text:span><text:span text:style-name="T50">lebo</text:span><text:span text:style-name="T29"> </text:span><text:span text:style-name="T50">to</text:span><text:span text:style-name="T29"> aj tak neprinesie požadované zmeny alebo očakávané nejaké… neviem čo, tam si vymysli nejaké slovo (smiech). </text:span></text:p>
      <text:p text:style-name="P26">Koleková<text:span text:style-name="T28"><text:line-break/></text:span><text:span text:style-name="T50">M</text:span><text:span text:style-name="T28">ne osobne chýbajú nejaké konkrétne body. </text:span><text:span text:style-name="T50">R</text:span><text:span text:style-name="T28">eforma áno, určite, ale </text:span><text:span text:style-name="T50">naozaj</text:span><text:span text:style-name="T28"> treba, ako povedala sestra Alžbeta, mať pripravené konkrétne body. </text:span><text:span text:style-name="T50">Pretože</text:span><text:span text:style-name="T28"> </text:span><text:span text:style-name="T44">každý </text:span><text:span text:style-name="T50">si </text:span><text:span text:style-name="T28">za reformou škols</text:span><text:span text:style-name="T50">kého systému</text:span><text:span text:style-name="T28"> </text:span><text:span text:style-name="T50">predstavuje</text:span><text:span text:style-name="T28"> </text:span><text:span text:style-name="T30">predovšetkým</text:span><text:span text:style-name="T28"> </text:span><text:span text:style-name="T30">zvyšovan</text:span><text:span text:style-name="T50">ie</text:span><text:span text:style-name="T30"> prostriedkov do školstva. </text:span><text:span text:style-name="T44">A</text:span><text:span text:style-name="T30">le ako a kde? </text:span><text:span text:style-name="T44">N</text:span><text:span text:style-name="T30">a čo?</text:span><text:span text:style-name="T44"> Čo vlastne reformovať?</text:span><text:span text:style-name="T30"> A takisto, podľa mňa, máme veľké očakávania. </text:span><text:span text:style-name="T51">M</text:span><text:span text:style-name="T30">yslíme </text:span><text:span text:style-name="T51">si</text:span><text:span text:style-name="T30">, </text:span><text:span text:style-name="T51">že </text:span><text:span text:style-name="T30">keď sa bude niečo reformovať, </text:span><text:span text:style-name="T51">tak</text:span><text:span text:style-name="T30"> že za rok uvidíme veľké výsledky, ale to je </text:span><text:span text:style-name="T45">skôr</text:span><text:span text:style-name="T30"> záležitosť až jednej generácie, </text:span><text:span text:style-name="T51">než </text:span><text:span text:style-name="T30">ako z roka na rok alebo o päť rokov po reforme vidieť výsledky. Takže na to treba pripraviť aj spoločnosť, že keď sa niečo zreformuje, </text:span><text:span text:style-name="T51">tak to</text:span><text:span text:style-name="T30"> možno nebudú súčasní žiaci, ktorí budú </text:span><text:span text:style-name="T51">na</text:span><text:span text:style-name="T30"> v</text:span><text:span text:style-name="T51">lastnej koži cítiť zmenu</text:span><text:span text:style-name="T30">.</text:span></text:p>
      <text:p text:style-name="P27">Horvát<text:span text:style-name="T61">h</text:span>ová<text:line-break/><text:span text:style-name="T31">Ja si myslím, že najskôr</text:span><text:span text:style-name="T45"> </text:span><text:span text:style-name="T31">mali tí, ktorí </text:span><text:span text:style-name="T48">štrajk</text:span><text:span text:style-name="T31"> iniciovali, stanoviť, čo vlastne chcú dosiahnuť, a informovať učiteľov </text:span><text:span text:style-name="T45">lepšie </text:span><text:span text:style-name="T51">o tom</text:span><text:span text:style-name="T31">, do čoho sa majú zapojiť. </text:span><text:span text:style-name="T45">A</text:span><text:span text:style-name="T31"> mali mať lepšiu odozvu z</text:span><text:span text:style-name="T45">o</text:span><text:span text:style-name="T31"> škôl </text:span><text:span text:style-name="T48">o tom,</text:span><text:span text:style-name="T31"> koľko pedagógov sa zapojí. Myslím si, že tak, ako </text:span><text:span text:style-name="T45">keď</text:span><text:span text:style-name="T31"> </text:span><text:span text:style-name="T45">si </text:span><text:span text:style-name="T31">zdravotníci robili svoj štrajk, že si najskôr </text:span><text:span text:style-name="T48">zistili</text:span><text:span text:style-name="T31"> – je menej tých nemocníc </text:span><text:span text:style-name="T57">(ako škôl, pozn. </text:span><text:span text:style-name="T59">r</text:span><text:span text:style-name="T57">edaktora)</text:span><text:span text:style-name="T31"> –, aké percento je ochotné sa zapojiť, a ak vedeli, že to percento </text:span><text:span text:style-name="T51">je </text:span><text:span text:style-name="T31">väčšie a že sa do toho oplatí ísť, tak do toho šli a vybojovali si svoje. </text:span><text:span text:style-name="T51">I keď</text:span><text:span text:style-name="T31"> učiteľstvo </text:span><text:span text:style-name="T45">je </text:span><text:span text:style-name="T31">iné, </text:span><text:span text:style-name="T45">t</text:span><text:span text:style-name="T31">ých škôl </text:span><text:span text:style-name="T45">je</text:span><text:span text:style-name="T31"> veľmi veľa, ale myslím si, že </text:span><text:span text:style-name="T48">najskôr </text:span><text:span text:style-name="T51">mali</text:span><text:span text:style-name="T31"> viac informovať každú školu, alebo každému pedagógovi rozposlať o čo </text:span><text:span text:style-name="T48">sa jedná</text:span><text:span text:style-name="T31">, aby mal </text:span><text:span text:style-name="T48">každý </text:span><text:span text:style-name="T51">jeden</text:span><text:span text:style-name="T31"> </text:span><text:span text:style-name="T45">záujem</text:span><text:span text:style-name="T31"> sa do toho zapojiť</text:span><text:span text:style-name="T48">.</text:span></text:p>
      <text:p text:style-name="P11">Uhm, takže v podstate sa všetky tri zhodnete v tom, že najväčší problém štrajku bola jeho zlá organizácia? </text:p>
      <text:p text:style-name="P4"><text:soft-page-break/><text:span text:style-name="T1">Horvát</text:span><text:span text:style-name="T2">h</text:span><text:span text:style-name="T1">ová</text:span><text:span text:style-name="T28"><text:line-break/>/zatskanie jazykom/ </text:span><text:span text:style-name="T5">Je to ťažk</text:span><text:span text:style-name="T8">o</text:span><text:span text:style-name="T5"> organizovať, </text:span><text:span text:style-name="T8">pretože je neskutočne veľa škôl a je aj veľmi veľa pedagógov, školy sú základné, stredné,vysoké. To je…</text:span></text:p>
      <text:p text:style-name="P24"><text:span text:style-name="T1">Koleková</text:span><text:span text:style-name="T5"><text:line-break/></text:span><text:span text:style-name="T31">/zatskanie jazykom/</text:span><text:span text:style-name="T5"> </text:span><text:span text:style-name="T9">P</text:span><text:span text:style-name="T5">okiaľ sa nič nezmení na riadení štátu </text:span><text:span text:style-name="T24">a</text:span><text:span text:style-name="T5"> </text:span><text:span text:style-name="T9">nedostanú </text:span><text:span text:style-name="T24">sa tam </text:span><text:span text:style-name="T9">tí správni ľudia, ktorí si vedia </text:span><text:span text:style-name="T24">uvedomiť všetky rozličné problémy</text:span><text:span text:style-name="T9">, tak akože, my sa môžeme aj na hlavu postaviť, jednoducho nezmeníme nič. Nás budú len opíjať rožkami a šíriť lži o tom, ako to funguje v školstve, koľko učitelia dostali peňazí. </text:span><text:span text:style-name="T19">A</text:span><text:span text:style-name="T9">le koľko peňazí tam ide naozaj, alebo koľko sa tam rozkradne alebo investuje do nejakých nezmyselných projektov, </text:span><text:span text:style-name="T24">na to</text:span><text:span text:style-name="T9"> </text:span><text:span text:style-name="T24">už</text:span><text:span text:style-name="T9"> nikto nepoukáže. </text:span></text:p>
      <text:p text:style-name="P12">Čo vám ako učiteľkám najviac prekáža na školskom systéme?</text:p>
      <text:p text:style-name="P5"><text:span text:style-name="T1">s. Alžbeta</text:span><text:span text:style-name="T5"><text:line-break/>Školský systém. </text:span></text:p>
      <text:p text:style-name="P19">-spontánny smiech všetkých zúčastnených-</text:p>
      <text:p text:style-name="P5"><text:span text:style-name="T1">s. Alžbeta</text:span><text:span text:style-name="T5"><text:line-break/>Tak, len tak veľmi narýchlo </text:span><text:span text:style-name="T28">(pred touto otázkou zazvonilo na hodinu, pozn. redaktora)</text:span><text:span text:style-name="T5">: jedna vec je počet študentov v triede, potom počet hodín, ktoré týždenne učíme. </text:span><text:span text:style-name="T24">Nemáme tam dostatočný </text:span><text:span text:style-name="T5">priestor na prípravu alebo na tvorivosť. A takisto aj </text:span><text:span text:style-name="T24">nastavenie cieľových požiadaviek</text:span><text:span text:style-name="T5">. </text:span><text:span text:style-name="T20">N</text:span><text:span text:style-name="T10">apríklad ja ako jazykárka - čo sa týka úrovne, nútenej úrovne B2, na ktorú sa - aj podľa toho, čo som minulý týždeň čítala – bežn</text:span><text:span text:style-name="T20">ý</text:span><text:span text:style-name="T10"> človek normálnym spôsobom dopracuje vo veku dvadsiatich šiestich rokov. </text:span><text:span text:style-name="T24">A </text:span><text:span text:style-name="T10">u nás </text:span><text:span text:style-name="T24">sa maturuje</text:span><text:span text:style-name="T10"> vo veku osemnásť-devätnásť rokov, keď ešte na tej úrovni naozaj nemôžu byť. </text:span><text:span text:style-name="T25">Sme t</text:span><text:span text:style-name="T10">lačen</text:span><text:span text:style-name="T25">í</text:span><text:span text:style-name="T10"> len k nejakým výsledkom, ktoré v konečnom dôsledku ani nie sú potrebné na vysokej škole alebo kdekoľvek inde. Takže toto.</text:span></text:p>
      <text:p text:style-name="P6"><text:span text:style-name="T28">Myslím, že keď sme sa o tom naposledy zhovárali, </text:span><text:span text:style-name="T32">tak sme povedali, že skúšky sú nastavené tak, že skôr bránia kvalitnému, hlbšiemu a poriadnemu vzdelaniu. Vyučujúci je </text:span><text:span text:style-name="T52">nút</text:span><text:span text:style-name="T32">ený, aby študentov naučil na maturitu (resp. na T9), nie pre život </text:span><text:span text:style-name="T46">a prax</text:span><text:span text:style-name="T32">.</text:span></text:p>
      <text:p text:style-name="P16">s. Alžbeta<text:line-break/><text:span text:style-name="T55">Prik</text:span><text:span text:style-name="T60">ývne.</text:span></text:p>
      <text:p text:style-name="P28">Koleková<text:span text:style-name="T28"><text:line-break/>No, ja osobne by som brala nejaké zmysluplné školenia pre učiteľov; táto doba napreduje dopredu a všetky tie školenia, čo nám ponúka ministerstvo – mám </text:span><text:span text:style-name="T46">taký</text:span><text:span text:style-name="T28"> pocit - sú len na zakrývanie a odlievanie peňazí. </text:span><text:span text:style-name="T52">Na školeniach, na ktoré som chodila</text:span><text:span text:style-name="T28">, som sa </text:span><text:span text:style-name="T55">v živote nič nenaučila.</text:span><text:span text:style-name="T28"> </text:span><text:span text:style-name="T52">P</text:span><text:span text:style-name="T28">okiaľ som si </text:span><text:span text:style-name="T52">sama</text:span><text:span text:style-name="T28"> nezaplatila </text:span><text:span text:style-name="T46">nejaké iné školenie</text:span><text:span text:style-name="T28"> alebo som sa vo svojom voľnom čase sama niečo nenaučila, tak som sa to určite nenaučila z nejakých projektov, ktoré ponúka ministerstvo školstva </text:span><text:span text:style-name="T58">(sestra Alžbeta prikyvuje)</text:span><text:span text:style-name="T28">. </text:span><text:span text:style-name="T33">Existuje veľa podnikov, ktoré školia svojich zamestnancov a cielene sa snažia, aby to školenie malo efekt, </text:span><text:span text:style-name="T52">no</text:span><text:span text:style-name="T33"> v školstve je to len školenie pre školenie a na </text:span><text:soft-page-break/><text:span text:style-name="T33">získanie kreditov - </text:span><text:span text:style-name="T34">m</text:span><text:span text:style-name="T33">ne osobne teda </text:span><text:span text:style-name="T52">nikdy</text:span><text:span text:style-name="T33"> nič nedalo žiadne školenie, </text:span><text:span text:style-name="T34">ktoré som absolvovala. To je, podľa mňa, jedna veľká nevýhoda. </text:span></text:p>
      <text:p text:style-name="P18">Horváthová<text:span text:style-name="T28"><text:line-break/>Tiež ten systém. </text:span><text:span text:style-name="T46">Ja (ako učiteľka matematiky a fyziky) si</text:span><text:span text:style-name="T28"> </text:span><text:span text:style-name="T46">m</text:span><text:span text:style-name="T28">yslím, že </text:span><text:span text:style-name="T52">nároky na žiakov</text:span><text:span text:style-name="T28"> s</text:span><text:span text:style-name="T52">ú priveľké</text:span><text:span text:style-name="T28">, – že zamerané je to viacmenej na encyklopedické vedomosti, nič sa nedá preberať do hĺbky. </text:span><text:span text:style-name="T52">Labák je slabo vybavený pomôckami</text:span><text:span text:style-name="T28">, nové neprichádzajú, staré dosluhujú. Takže, podľa mňa, ak chce školstvo docieliť to, aby žiaci boli kreatívni, tak to </text:span><text:span text:style-name="T52">celé</text:span><text:span text:style-name="T28"> nemôže byť postavené na tom, </text:span><text:span text:style-name="T35">že majú obsiahnuť veľké množstvo vedomostí a všetko len tak povrchne. </text:span></text:p>
      <text:p text:style-name="P13">Posledná otázka. Čo by ste odkázali študentom, ako vás v tomto môžeme podporiť? Ako môžeme ako študenti docieliť zmenu školského systému, prípadne zvýšenie platu učiteľom?</text:p>
      <text:p text:style-name="P9"><text:span text:style-name="T1">Horváthová</text:span><text:span text:style-name="T5"><text:line-break/>Myslím si, že študenti nijako, ale rodičia tých študentov. Tým, že by sa aj oni</text:span><text:span text:style-name="T11"> zapojili do </text:span><text:span text:style-name="T21">št</text:span><text:span text:style-name="T11">rajku, alebo</text:span><text:span text:style-name="T21"> nás podporili</text:span><text:span text:style-name="T11"> </text:span><text:span text:style-name="T21">nejakým iným spôsobom.</text:span></text:p>
      <text:p text:style-name="P25"><text:span text:style-name="T3">s. </text:span><text:span text:style-name="T1">Alžbeta</text:span><text:span text:style-name="T5"><text:line-break/>Ale tak v konečnom dôsledku aj študenti môžu. </text:span><text:span text:style-name="T26">N</text:span><text:span text:style-name="T5">apríklad </text:span><text:span text:style-name="T26">k</text:span><text:span text:style-name="T5">eď sú nejaké protesty, tak nech tam nevidno len učiteľov, ale aj tých, kvôli ktorým sa t</text:span><text:span text:style-name="T21">akt</text:span><text:span text:style-name="T5">iež protestuje. </text:span><text:span text:style-name="T12">Aby boli prítomní aj študenti a rodičia. </text:span><text:span text:style-name="T27">Ďalšia vec je, ako to všetci vnímajú</text:span><text:span text:style-name="T12">. </text:span><text:span text:style-name="T21">D</text:span><text:span text:style-name="T12">ecká sa akurát tešia, že </text:span><text:span text:style-name="T21">budú mať voľno. </text:span><text:span text:style-name="T12">Teda </text:span><text:span text:style-name="T27">dôležité je,</text:span><text:span text:style-name="T12"> aby videli podstatu - o čo tam hlavne ide.</text:span></text:p>
      <text:p text:style-name="P7"><text:span text:style-name="T1">Koleková</text:span><text:span text:style-name="T5"><text:line-break/>Ja si myslím, že aj študenti by mohli dávať spätnú väzbu. </text:span><text:span text:style-name="T15">Poskytnúť ju</text:span><text:span text:style-name="T5"> či už rodičom alebo aj verejnosti nejakým svoj</text:span><text:span text:style-name="T13">ím vyjadrením.</text:span><text:span text:style-name="T14"> </text:span><text:span text:style-name="T15">Ak je nejaký učiteľ, ktorého si vážia a ktorého prácu si vážia, tak by to mohli dať najavo. </text:span><text:span text:style-name="T27">Mohli by vyslať n</text:span><text:span text:style-name="T15">ejaký pozitívny signál, že ich učitelia si zaslúžia viac, lebo robia veľa, a veľa aj pre nich.</text:span></text:p>
      <text:p text:style-name="P14">Chceli by ste ešte niečo dodať?</text:p>
      <text:p text:style-name="P20">-<text:span text:style-name="T62">chvíľa ticha-</text:span></text:p>
      <text:p text:style-name="P17">Horváthová<text:span text:style-name="T28"><text:line-break/>Bežíme učiť.</text:span></text:p>
      <text:p text:style-name="P20">-smiech-</text:p>
      <text:p text:style-name="P17">s. Alžbeta<text:span text:style-name="T28"><text:line-break/>Naši študenti nás čakajú.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18:18:48.384815387</meta:creation-date>
    <dc:date>2016-10-26T18:42:19.754000000</dc:date>
    <meta:editing-duration>PT3H47M33S</meta:editing-duration>
    <meta:editing-cycles>20</meta:editing-cycles>
    <meta:generator>LibreOffice/5.1.4.2$Windows_x86 LibreOffice_project/f99d75f39f1c57ebdd7ffc5f42867c12031db97a</meta:generator>
    <meta:document-statistic meta:table-count="0" meta:image-count="0" meta:object-count="0" meta:page-count="4" meta:paragraph-count="32" meta:word-count="1550" meta:character-count="9541" meta:non-whitespace-character-count="8010"/>
  </office:meta>
</office:document-meta>
</file>